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oboto" svg:font-family="Roboto, apple-system, BlinkMacSystemFont, Helvetica, Arial, sans-serif"/>
    <style:font-face style:name="var md-code-font-family" svg:font-family="'var md-code-font-family'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line-height="130%" fo:orphans="2" fo:widows="2" fo:text-indent="0cm" style:auto-text-indent="false"/>
      <style:text-properties fo:font-variant="normal" fo:text-transform="none" style:font-name="Roboto" fo:font-style="normal" fo:font-weight="normal"/>
    </style:style>
    <style:style style:name="P2" style:family="paragraph" style:parent-style-name="Heading_20_3">
      <style:paragraph-properties fo:margin-left="0cm" fo:margin-right="0cm" fo:line-height="150%" fo:orphans="2" fo:widows="2" fo:text-indent="0cm" style:auto-text-indent="false"/>
    </style:style>
    <style:style style:name="P3" style:family="paragraph" style:parent-style-name="Preformatted_20_Text" style:list-style-name="L7">
      <style:paragraph-properties fo:margin-left="0cm" fo:margin-right="0cm" fo:margin-top="0cm" fo:margin-bottom="0cm" style:contextual-spacing="false" fo:line-height="140%" fo:orphans="2" fo:widows="2" fo:text-indent="0cm" style:auto-text-indent="false" fo:padding="0cm" fo:border="none"/>
    </style:style>
    <style:style style:name="P4" style:family="paragraph" style:parent-style-name="Preformatted_20_Text" style:list-style-name="L10">
      <style:paragraph-properties fo:margin-left="0cm" fo:margin-right="0cm" fo:margin-top="0cm" fo:margin-bottom="0cm" style:contextual-spacing="false" fo:line-height="140%" fo:orphans="2" fo:widows="2" fo:text-indent="0cm" style:auto-text-indent="false" fo:padding="0cm" fo:border="none"/>
    </style:style>
    <style:style style:name="P5" style:family="paragraph" style:parent-style-name="Text_20_body" style:list-style-name="L7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87%" style:font-name="Roboto" fo:font-size="12pt" fo:letter-spacing="normal" fo:font-style="normal" fo:font-weight="normal"/>
    </style:style>
    <style:style style:name="P6" style:family="paragraph" style:parent-style-name="Text_20_body" style:list-style-name="L8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87%" style:font-name="Roboto" fo:font-size="12pt" fo:letter-spacing="normal" fo:font-style="normal" fo:font-weight="normal"/>
    </style:style>
    <style:style style:name="P7" style:family="paragraph" style:parent-style-name="Text_20_body" style:list-style-name="L9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87%" style:font-name="Roboto" fo:font-size="12pt" fo:letter-spacing="normal" fo:font-style="normal" fo:font-weight="normal"/>
    </style:style>
    <style:style style:name="P8" style:family="paragraph" style:parent-style-name="Text_20_body" style:list-style-name="L10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87%" style:font-name="Roboto" fo:font-size="12pt" fo:letter-spacing="normal" fo:font-style="normal" fo:font-weight="normal"/>
    </style:style>
    <style:style style:name="P9" style:family="paragraph" style:parent-style-name="Text_20_body" style:list-style-name="L1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87%" style:font-name="Roboto" fo:font-size="12pt" fo:letter-spacing="normal" fo:font-style="normal" fo:font-weight="normal"/>
    </style:style>
    <style:style style:name="P10" style:family="paragraph" style:parent-style-name="Text_20_body" style:list-style-name="L1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87%" style:font-name="Roboto" fo:font-size="12pt" fo:letter-spacing="normal" fo:font-style="normal" fo:font-weight="normal"/>
    </style:style>
    <style:style style:name="P11" style:family="paragraph" style:parent-style-name="Text_20_body" style:list-style-name="L12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000000" loext:opacity="87%" style:font-name="Roboto" fo:font-size="12pt" fo:letter-spacing="normal" fo:font-style="normal" fo:font-weight="normal"/>
    </style:style>
    <style:style style:name="P12" style:family="paragraph" style:parent-style-name="Text_20_body" style:list-style-name="L7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3" style:family="paragraph" style:parent-style-name="Text_20_body" style:list-style-name="L7">
      <style:paragraph-properties fo:margin-left="0cm" fo:margin-right="0cm" fo:orphans="2" fo:widows="2" fo:text-indent="0cm" style:auto-text-indent="false" fo:padding="0cm" fo:border="none"/>
    </style:style>
    <style:style style:name="P14" style:family="paragraph" style:parent-style-name="Text_20_body" style:list-style-name="L8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5" style:family="paragraph" style:parent-style-name="Text_20_body" style:list-style-name="L8">
      <style:paragraph-properties fo:margin-left="0cm" fo:margin-right="0cm" fo:orphans="2" fo:widows="2" fo:text-indent="0cm" style:auto-text-indent="false" fo:padding="0cm" fo:border="none"/>
    </style:style>
    <style:style style:name="P16" style:family="paragraph" style:parent-style-name="Text_20_body" style:list-style-name="L9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7" style:family="paragraph" style:parent-style-name="Text_20_body" style:list-style-name="L9">
      <style:paragraph-properties fo:margin-left="0cm" fo:margin-right="0cm" fo:orphans="2" fo:widows="2" fo:text-indent="0cm" style:auto-text-indent="false" fo:padding="0cm" fo:border="none"/>
    </style:style>
    <style:style style:name="P18" style:family="paragraph" style:parent-style-name="Text_20_body" style:list-style-name="L10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9" style:family="paragraph" style:parent-style-name="Text_20_body" style:list-style-name="L10">
      <style:paragraph-properties fo:margin-left="0cm" fo:margin-right="0cm" fo:orphans="2" fo:widows="2" fo:text-indent="0cm" style:auto-text-indent="false" fo:padding="0cm" fo:border="none"/>
    </style:style>
    <style:style style:name="P20" style:family="paragraph" style:parent-style-name="Text_20_body" style:list-style-name="L11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21" style:family="paragraph" style:parent-style-name="Text_20_body" style:list-style-name="L11">
      <style:paragraph-properties fo:margin-left="0cm" fo:margin-right="0cm" fo:orphans="2" fo:widows="2" fo:text-indent="0cm" style:auto-text-indent="false" fo:padding="0cm" fo:border="none"/>
    </style:style>
    <style:style style:name="P22" style:family="paragraph" style:parent-style-name="Text_20_body" style:list-style-name="L12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23" style:family="paragraph" style:parent-style-name="Text_20_body" style:list-style-name="L12">
      <style:paragraph-properties fo:margin-left="0cm" fo:margin-right="0cm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000000" loext:opacity="87%" style:font-name="Roboto" fo:font-style="normal" fo:font-weight="normal"/>
    </style:style>
    <style:style style:name="T2" style:family="text">
      <style:text-properties fo:font-variant="normal" fo:text-transform="none" fo:color="#000000" loext:opacity="87%" style:font-name="Roboto" fo:font-style="normal" fo:font-weight="normal" officeooo:rsid="00098f3c"/>
    </style:style>
    <style:style style:name="T3" style:family="text">
      <style:text-properties fo:font-variant="normal" fo:text-transform="none" fo:color="#000000" loext:opacity="87%" style:font-name="Roboto" fo:font-size="12pt" fo:letter-spacing="normal" fo:font-style="normal" fo:font-weight="normal"/>
    </style:style>
    <style:style style:name="T4" style:family="text">
      <style:text-properties fo:font-variant="normal" fo:text-transform="none" fo:color="#000000" loext:opacity="87%" style:font-name="var md-code-font-family" fo:font-size="12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000000" loext:opacity="87%" fo:letter-spacing="normal" loext:padding="0cm" loext:border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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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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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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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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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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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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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ácticas y tareas</text:h>
      <text:h text:style-name="P2" text:outline-level="3"><text:span text:style-name="Strong_20_Emphasis"><text:span text:style-name="T2">T</text:span></text:span><text:span text:style-name="Strong_20_Emphasis"><text:span text:style-name="T1">areas Básicas</text:span></text:span></text:h>
      <text:list text:style-name="L7">
        <text:list-item>
          <text:p text:style-name="P13"><text:span text:style-name="Strong_20_Emphasis"><text:span text:style-name="T3">Crea un array de tus comidas favoritas</text:span></text:span><text:span text:style-name="T3"> y:</text:span></text:p>
          <text:list>
            <text:list-item>
              <text:p text:style-name="P5">Añade dos nuevas comidas al principio y al final del array.</text:p>
            </text:list-item>
            <text:list-item>
              <text:p text:style-name="P5">Elimina la primera y última comida del array.</text:p>
            </text:list-item>
            <text:list-item>
              <text:p text:style-name="P12"><text:span text:style-name="T3">Encuentra la posición de una comida específica usando </text:span><text:span text:style-name="Source_20_Text"><text:span text:style-name="T4">indexOf</text:span></text:span><text:span text:style-name="T3">.</text:span></text:p>
            </text:list-item>
          </text:list>
        </text:list-item>
        <text:list-item>
          <text:p text:style-name="P13"><text:span text:style-name="Strong_20_Emphasis"><text:span text:style-name="T3">Crea un array de números del 1 al 10</text:span></text:span><text:span text:style-name="T3"> y:</text:span></text:p>
          <text:list>
            <text:list-item>
              <text:p text:style-name="P12"><text:span text:style-name="T3">Encuentra los números pares usando </text:span><text:span text:style-name="Source_20_Text"><text:span text:style-name="T4">filter</text:span></text:span><text:span text:style-name="T3">.</text:span></text:p>
            </text:list-item>
            <text:list-item>
              <text:p text:style-name="P12"><text:span text:style-name="T3">Duplica todos los números con </text:span><text:span text:style-name="Source_20_Text"><text:span text:style-name="T4">map</text:span></text:span><text:span text:style-name="T3">.</text:span></text:p>
            </text:list-item>
            <text:list-item>
              <text:p text:style-name="P12"><text:span text:style-name="T3">Calcula la suma total con </text:span><text:span text:style-name="Source_20_Text"><text:span text:style-name="T4">reduce</text:span></text:span><text:span text:style-name="T3">.</text:span></text:p>
            </text:list-item>
          </text:list>
        </text:list-item>
        <text:list-item>
          <text:p text:style-name="P12"><text:span text:style-name="Strong_20_Emphasis"><text:span text:style-name="T3">Transforma un string en un array</text:span></text:span><text:span text:style-name="T3"> usando </text:span><text:span text:style-name="Source_20_Text"><text:span text:style-name="T4">Array.from</text:span></text:span><text:span text:style-name="T3"> o </text:span><text:span text:style-name="Source_20_Text"><text:span text:style-name="T4">split</text:span></text:span><text:span text:style-name="T3">:</text:span></text:p>
          <text:p text:style-name="P3"><text:span text:style-name="Source_20_Text"><text:span text:style-name="T4">const frase = "Aprender JavaScript es divertido";</text:span></text:span></text:p>
          <text:p text:style-name="P3"><text:span text:style-name="Source_20_Text"><text:span text:style-name="T4">const palabras = frase.split(" ");</text:span></text:span></text:p>
          <text:p text:style-name="P3"><text:span text:style-name="Source_20_Text"><text:span text:style-name="T4">console.log(palabras); // ["Aprender", "JavaScript", "es", "divertido"]</text:span></text:span></text:p>
        </text:list-item>
      </text:list>
      <text:p text:style-name="Horizontal_20_Line"/>
      <text:h text:style-name="P2" text:outline-level="3"><text:bookmark text:name="tareas-de-manipulacion"/><text:span text:style-name="Strong_20_Emphasis"><text:span text:style-name="T1">Tareas de Manipulación</text:span></text:span></text:h>
      <text:list text:style-name="L8">
        <text:list-item>
          <text:p text:style-name="P15"><text:span text:style-name="Strong_20_Emphasis"><text:span text:style-name="T3">Crea un array de colores primarios</text:span></text:span><text:span text:style-name="T3"> y:</text:span></text:p>
          <text:list>
            <text:list-item>
              <text:p text:style-name="P14"><text:span text:style-name="T3">Inserta un nuevo color en la segunda posición usando </text:span><text:span text:style-name="Source_20_Text"><text:span text:style-name="T4">splice</text:span></text:span><text:span text:style-name="T3">.</text:span></text:p>
            </text:list-item>
            <text:list-item>
              <text:p text:style-name="P14"><text:span text:style-name="T3">Extrae los dos últimos colores en un nuevo array con </text:span><text:span text:style-name="Source_20_Text"><text:span text:style-name="T4">slice</text:span></text:span><text:span text:style-name="T3">.</text:span></text:p>
            </text:list-item>
          </text:list>
        </text:list-item>
        <text:list-item>
          <text:p text:style-name="P15"><text:span text:style-name="Strong_20_Emphasis"><text:span text:style-name="T3">Combina arrays</text:span></text:span><text:span text:style-name="T3">:</text:span></text:p>
          <text:list>
            <text:list-item>
              <text:p text:style-name="P6">Crea dos arrays, uno con nombres y otro con edades.</text:p>
            </text:list-item>
            <text:list-item>
              <text:p text:style-name="P14"><text:span text:style-name="T3">Usa </text:span><text:span text:style-name="Source_20_Text"><text:span text:style-name="T4">concat</text:span></text:span><text:span text:style-name="T3"> para combinarlos en uno solo.</text:span></text:p>
            </text:list-item>
            <text:list-item>
              <text:p text:style-name="P14"><text:span text:style-name="T3">Usa </text:span><text:span text:style-name="Source_20_Text"><text:span text:style-name="T4">join</text:span></text:span><text:span text:style-name="T3"> para convertirlos en una cadena de texto con comas.</text:span></text:p>
            </text:list-item>
          </text:list>
        </text:list-item>
        <text:list-item>
          <text:p text:style-name="P14"><text:span text:style-name="Strong_20_Emphasis"><text:span text:style-name="T3">Ordena y reorganiza un array</text:span></text:span><text:span text:style-name="T3">:</text:span></text:p>
          <text:list>
            <text:list-item>
              <text:p text:style-name="P6">Genera un array de números aleatorios.</text:p>
            </text:list-item>
            <text:list-item>
              <text:p text:style-name="P14"><text:span text:style-name="T3">Ordénalo en orden ascendente usando </text:span><text:span text:style-name="Source_20_Text"><text:span text:style-name="T4">sort</text:span></text:span><text:span text:style-name="T3">.</text:span></text:p>
            </text:list-item>
            <text:list-item>
              <text:p text:style-name="P15"><text:span text:style-name="T3">Inviértelo con </text:span><text:span text:style-name="Source_20_Text"><text:span text:style-name="T4">reverse</text:span></text:span><text:span text:style-name="T3">.</text:span></text:p>
            </text:list-item>
          </text:list>
        </text:list-item>
      </text:list>
      <text:p text:style-name="Horizontal_20_Line"/>
      <text:h text:style-name="P2" text:outline-level="3"><text:bookmark text:name="tareas-avanzadas"/><text:span text:style-name="Strong_20_Emphasis"><text:span text:style-name="T1">Tareas Avanzadas</text:span></text:span></text:h>
      <text:list text:style-name="L9">
        <text:list-item>
          <text:p text:style-name="P17"><text:span text:style-name="Strong_20_Emphasis"><text:span text:style-name="T3">Iteración en arrays multidimensionales</text:span></text:span><text:span text:style-name="T3">:</text:span></text:p>
          <text:list>
            <text:list-item>
              <text:p text:style-name="P7">Crea una tabla (array bidimensional) con nombres de estudiantes y sus calificaciones.</text:p>
            </text:list-item>
            <text:list-item>
              <text:p text:style-name="P7">Accede y modifica una calificación específica.</text:p>
            </text:list-item>
            <text:list-item>
              <text:p text:style-name="P16"><text:span text:style-name="T3">Usa </text:span><text:span text:style-name="Source_20_Text"><text:span text:style-name="T4">flat</text:span></text:span><text:span text:style-name="T3"> para convertir el array bidimensional en uno unidimensional.</text:span></text:p>
            </text:list-item>
          </text:list>
        </text:list-item>
        <text:list-item>
          <text:p text:style-name="P16"><text:span text:style-name="Strong_20_Emphasis"><text:span text:style-name="T3">Busca en un array de objetos</text:span></text:span><text:span text:style-name="T3">:</text:span></text:p>
          <text:list>
            <text:list-item>
              <text:p text:style-name="P7"><text:soft-page-break/>Crea un array de objetos que representen productos (nombre, precio, cantidad).</text:p>
            </text:list-item>
            <text:list-item>
              <text:p text:style-name="P16"><text:span text:style-name="T3">Encuentra el producto más caro usando </text:span><text:span text:style-name="Source_20_Text"><text:span text:style-name="T4">reduce</text:span></text:span><text:span text:style-name="T3">.</text:span></text:p>
            </text:list-item>
            <text:list-item>
              <text:p text:style-name="P16"><text:span text:style-name="T3">Usa </text:span><text:span text:style-name="Source_20_Text"><text:span text:style-name="T4">find</text:span></text:span><text:span text:style-name="T3"> para buscar un producto por nombre.</text:span></text:p>
            </text:list-item>
            <text:list-item>
              <text:p text:style-name="P17"><text:span text:style-name="T3">Verifica si todos los productos tienen precio mayor a 10 con </text:span><text:span text:style-name="Source_20_Text"><text:span text:style-name="T4">every</text:span></text:span><text:span text:style-name="T3">.</text:span></text:p>
            </text:list-item>
          </text:list>
        </text:list-item>
      </text:list>
      <text:p text:style-name="Horizontal_20_Line"/>
      <text:h text:style-name="P2" text:outline-level="3"><text:bookmark text:name="retos-practicos"/><text:span text:style-name="Strong_20_Emphasis"><text:span text:style-name="T1">Retos Prácticos</text:span></text:span></text:h>
      <text:list text:style-name="L10">
        <text:list-item>
          <text:p text:style-name="P19"><text:span text:style-name="Strong_20_Emphasis"><text:span text:style-name="T3">Simula una cola (FIFO)</text:span></text:span><text:span text:style-name="T3">:</text:span></text:p>
          <text:list>
            <text:list-item>
              <text:p text:style-name="P18"><text:span text:style-name="T3">Usa </text:span><text:span text:style-name="Source_20_Text"><text:span text:style-name="T4">push</text:span></text:span><text:span text:style-name="T3"> y </text:span><text:span text:style-name="Source_20_Text"><text:span text:style-name="T4">shift</text:span></text:span><text:span text:style-name="T3"> para agregar y eliminar elementos.</text:span></text:p>
              <text:p text:style-name="P4"><text:span text:style-name="Source_20_Text"><text:span text:style-name="T4">const cola = [];</text:span></text:span></text:p>
              <text:p text:style-name="P4"><text:span text:style-name="Source_20_Text"><text:span text:style-name="T4">cola.push("Tarea 1");</text:span></text:span></text:p>
              <text:p text:style-name="P4"><text:span text:style-name="Source_20_Text"><text:span text:style-name="T4">cola.push("Tarea 2");</text:span></text:span></text:p>
              <text:p text:style-name="P4"><text:span text:style-name="Source_20_Text"><text:span text:style-name="T4">console.log(cola.shift()); // "Tarea 1"</text:span></text:span></text:p>
              <text:p text:style-name="P4"><text:span text:style-name="Source_20_Text"><text:span text:style-name="T4">console.log(cola); // ["Tarea 2"]</text:span></text:span></text:p>
            </text:list-item>
          </text:list>
        </text:list-item>
        <text:list-item>
          <text:p text:style-name="P19"><text:span text:style-name="Strong_20_Emphasis"><text:span text:style-name="T3">Simula una pila (LIFO)</text:span></text:span><text:span text:style-name="T3">:</text:span></text:p>
          <text:list>
            <text:list-item>
              <text:p text:style-name="P18"><text:span text:style-name="T3">Usa </text:span><text:span text:style-name="Source_20_Text"><text:span text:style-name="T4">push</text:span></text:span><text:span text:style-name="T3"> y </text:span><text:span text:style-name="Source_20_Text"><text:span text:style-name="T4">pop</text:span></text:span><text:span text:style-name="T3"> para agregar y eliminar elementos.</text:span></text:p>
            </text:list-item>
          </text:list>
        </text:list-item>
        <text:list-item>
          <text:p text:style-name="P19"><text:span text:style-name="Strong_20_Emphasis"><text:span text:style-name="T3">Crea un buscador simple</text:span></text:span><text:span text:style-name="T3">:</text:span></text:p>
          <text:list>
            <text:list-item>
              <text:p text:style-name="P18"><text:span text:style-name="T3">Dado un array de palabras, implementa una función que busque palabras que comiencen con una letra específica usando </text:span><text:span text:style-name="Source_20_Text"><text:span text:style-name="T4">filter</text:span></text:span><text:span text:style-name="T3">.</text:span></text:p>
            </text:list-item>
          </text:list>
        </text:list-item>
        <text:list-item>
          <text:p text:style-name="P18"><text:span text:style-name="Strong_20_Emphasis"><text:span text:style-name="T3">Genera una matriz identidad</text:span></text:span><text:span text:style-name="T3">:</text:span></text:p>
          <text:list>
            <text:list-item>
              <text:p text:style-name="P8">Usa un bucle para crear un array bidimensional que represente una matriz identidad.</text:p>
              <text:p text:style-name="P4"><text:span text:style-name="Source_20_Text"><text:span text:style-name="T4">const matrizIdentidad = Array.from({ length: 3 }, (_, i) =&gt;</text:span></text:span></text:p>
              <text:p text:style-name="P4"><text:span text:style-name="Source_20_Text"><text:span text:style-name="T5"><text:s text:c="2"/></text:span></text:span><text:span text:style-name="Source_20_Text"><text:span text:style-name="T4">Array.from({ length: 3 }, (_, j) =&gt; (i === j ? 1 : 0))</text:span></text:span></text:p>
              <text:p text:style-name="P4"><text:span text:style-name="Source_20_Text"><text:span text:style-name="T4">);</text:span></text:span></text:p>
              <text:p text:style-name="P4"><text:span text:style-name="Source_20_Text"><text:span text:style-name="T4">console.log(matrizIdentidad);</text:span></text:span></text:p>
            </text:list-item>
          </text:list>
        </text:list-item>
      </text:list>
      <text:p text:style-name="Horizontal_20_Line"/>
      <text:h text:style-name="P2" text:outline-level="3"><text:bookmark text:name="tareas-creativas"/><text:span text:style-name="Strong_20_Emphasis"><text:span text:style-name="T1">Tareas Creativas</text:span></text:span></text:h>
      <text:list text:style-name="L11">
        <text:list-item>
          <text:p text:style-name="P21"><text:span text:style-name="Strong_20_Emphasis"><text:span text:style-name="T3">Crea un sistema de inventario</text:span></text:span><text:span text:style-name="T3">:</text:span></text:p>
          <text:list>
            <text:list-item>
              <text:p text:style-name="P9">Usa un array para representar un inventario.</text:p>
            </text:list-item>
            <text:list-item>
              <text:p text:style-name="P9">Implementa funciones para agregar, eliminar y buscar productos.</text:p>
            </text:list-item>
          </text:list>
        </text:list-item>
        <text:list-item>
          <text:p text:style-name="P21"><text:span text:style-name="Strong_20_Emphasis"><text:span text:style-name="T3">Simula un carrito de compras</text:span></text:span><text:span text:style-name="T3">:</text:span></text:p>
          <text:list>
            <text:list-item>
              <text:p text:style-name="P9">Cada producto es un objeto con nombre, precio y cantidad.</text:p>
            </text:list-item>
            <text:list-item>
              <text:p text:style-name="P20"><text:span text:style-name="T3">Calcula el precio total usando </text:span><text:span text:style-name="Source_20_Text"><text:span text:style-name="T4">reduce</text:span></text:span><text:span text:style-name="T3">.</text:span></text:p>
            </text:list-item>
            <text:list-item>
              <text:p text:style-name="P9">Filtra los productos con cantidad mayor a 1.</text:p>
            </text:list-item>
          </text:list>
        </text:list-item>
        <text:list-item>
          <text:p text:style-name="P20"><text:span text:style-name="Strong_20_Emphasis"><text:span text:style-name="T3">Aplana arrays</text:span></text:span><text:span text:style-name="T3">:</text:span></text:p>
          <text:list>
            <text:list-item>
              <text:p text:style-name="P21"><text:span text:style-name="T3">Usa un array anidado y aplanarlo con </text:span><text:span text:style-name="Source_20_Text"><text:span text:style-name="T4">flat</text:span></text:span><text:span text:style-name="T3"> y </text:span><text:span text:style-name="Source_20_Text"><text:span text:style-name="T4">flatMap</text:span></text:span><text:span text:style-name="T3">.</text:span></text:p>
            </text:list-item>
          </text:list>
        </text:list-item>
      </text:list>
      <text:p text:style-name="Horizontal_20_Line"><text:soft-page-break/></text:p>
      <text:h text:style-name="P2" text:outline-level="3"><text:bookmark text:name="desafios-divertidos"/><text:span text:style-name="Strong_20_Emphasis"><text:span text:style-name="T1">Desafíos Divertidos</text:span></text:span></text:h>
      <text:list text:style-name="L12">
        <text:list-item>
          <text:p text:style-name="P23"><text:span text:style-name="Strong_20_Emphasis"><text:span text:style-name="T3">Encuentra la palabra más larga</text:span></text:span><text:span text:style-name="T3">:</text:span></text:p>
          <text:list>
            <text:list-item>
              <text:p text:style-name="P22"><text:span text:style-name="T3">Dado un array de palabras, encuentra la más larga usando </text:span><text:span text:style-name="Source_20_Text"><text:span text:style-name="T4">reduce</text:span></text:span><text:span text:style-name="T3">.</text:span></text:p>
            </text:list-item>
          </text:list>
        </text:list-item>
        <text:list-item>
          <text:p text:style-name="P23"><text:span text:style-name="Strong_20_Emphasis"><text:span text:style-name="T3">Genera números únicos</text:span></text:span><text:span text:style-name="T3">:</text:span></text:p>
          <text:list>
            <text:list-item>
              <text:p text:style-name="P22"><text:span text:style-name="T3">Crea un array de números aleatorios únicos entre 1 y 100 usando bucles y </text:span><text:span text:style-name="Source_20_Text"><text:span text:style-name="T4">includes</text:span></text:span><text:span text:style-name="T3">.</text:span></text:p>
            </text:list-item>
          </text:list>
        </text:list-item>
        <text:list-item>
          <text:p text:style-name="P22"><text:span text:style-name="Strong_20_Emphasis"><text:span text:style-name="T3">Análisis de texto</text:span></text:span><text:span text:style-name="T3">:</text:span></text:p>
          <text:list>
            <text:list-item>
              <text:p text:style-name="P10">Convierte un texto en un array de palabras.</text:p>
            </text:list-item>
            <text:list-item>
              <text:p text:style-name="P11">Cuenta la cantidad de palabras únicas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oboto" svg:font-family="Roboto, apple-system, BlinkMacSystemFont, Helvetica, Arial, sans-serif"/>
    <style:font-face style:name="var md-code-font-family" svg:font-family="'var md-code-font-family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3T19:24:59.266000000</meta:creation-date>
    <dc:date>2024-12-03T19:27:25.304000000</dc:date>
    <meta:editing-duration>PT2M26S</meta:editing-duration>
    <meta:editing-cycles>2</meta:editing-cycles>
    <meta:document-statistic meta:table-count="0" meta:image-count="0" meta:object-count="0" meta:page-count="3" meta:paragraph-count="72" meta:word-count="544" meta:character-count="3072" meta:non-whitespace-character-count="2660"/>
    <meta:generator>LibreOffice/24.2.4.2$Windows_X86_64 LibreOffice_project/51a6219feb6075d9a4c46691dcfe0cd9c4fff3c2</meta:generator>
  </office:meta>
</office:document-meta>
</file>